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activeTransactionManager.doSuspend( TransactionSynchronizationManager synchronizationManager ,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activeTransactionManager.commit( ReactiveTransaction trans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activeTransactionManager.doCleanupAfterCompletion( TransactionSynchronizationManager synchronizationManager ,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Manager.doResume( TransactionSynchronizationManager synchronizationManager , @ Nullable Object transaction ,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activeTransactionManager.newReactiveTransaction( TransactionSynchronizationManager synchronizationManager , TransactionDefinition definition , @ Nullable Object transaction , boolean newTransaction , boolean debug , @ Nullable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activeTransactionManager.prepareForCommit( TransactionSynchronizationManager synchronizationManager , GenericReactiveTransaction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Manager.processCommit( TransactionSynchronizationManager synchronizationManager , GenericReactiveTransaction statu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bstractReactiveTransactionManager.triggerAfterCommit( TransactionSynchronizationManager synchronizationManager , GenericReactiveTransaction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activeTransactionManager.invokeAfterCompletion( TransactionSynchronizationManager synchronizationManager , List &lt; TransactionSynchronization &gt; synchronizations , int completion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Manager.resume( TransactionSynchronizationManager synchronizationManager , @ Nullable Object transaction , @ Nullable SuspendedResourcesHolder resourcesHo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eactiveTransactionManager.test(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Manager.rollback( ReactiveTransaction trans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activeTransactionManager.doResumeSynchronization( TransactionSynchronizationManager synchronizationManager , List &lt; TransactionSynchronization &gt; suspendedSynchroniz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activeTransactionManager.processRollback( TransactionSynchronizationManager synchronizationManager , GenericReactiveTransaction 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ReactiveTransactionManager.isExistingTransaction(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Manager.getReactiveTransaction( @ Nullable TransactionDefinition defini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AbstractReactiveTransactionManager.triggerBeforeCommit( TransactionSynchronizationManager synchronizationManager , GenericReactiveTransaction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spendedResourcesHolder.SuspendedResourcesHolder( @ Nullable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Manager.triggerAfterCompletion( TransactionSynchronizationManager synchronizationManager , GenericReactiveTransaction status , int completion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activeTransactionManager.doRollbackOnCommitException( TransactionSynchronizationManager synchronizationManager , GenericReactiveTransaction status , Throwable 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ReactiveTransactionManager.suspend( TransactionSynchronizationManager synchronizationManager , @ Nullable Object trans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ReactiveTransactionManager.cleanupAfterCompletion( TransactionSynchronizationManager synchronizationManager , GenericReactiveTransaction stat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ReactiveTransactionManager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spendedResourcesHolder.SuspendedResourcesHolder( @ Nullable Object suspendedResources , List &lt; TransactionSynchronization &gt; suspendedSynchronizations , @ Nullable String name , boolean readOnly , @ Nullable Integer isolationLevel , boolean was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activeTransactionManager.triggerBeforeCompletion( TransactionSynchronizationManager synchronizationManager , GenericReactiveTransaction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activeTransactionManager.resumeAfterBeginException( TransactionSynchronizationManager synchronizationManager , Object transaction , @ Nullable SuspendedResourcesHolder suspendedResources , Throwable begin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activeTransactionManager.handleExistingTransaction( TransactionSynchronizationManager synchronizationManager , TransactionDefinition definition , Object transaction , boolean debugEnable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ReactiveTransactionManager.doSuspendSynchronization( TransactionSynchronizationManager synchroniz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activeTransactionManager.prepareSynchronization( TransactionSynchronizationManager synchronizationManager , GenericReactiveTransaction status , TransactionDefinition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activeTransactionManager.prepareReactiveTransaction( TransactionSynchronizationManager synchronizationManager , TransactionDefinition definition , @ Nullable Object transaction , boolean newTransaction , boolean debug , @ Nullable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activeTransactionManager.doSetRollbackOnly( TransactionSynchronizationManager synchronizationManager , GenericReactiveTransaction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activeTransactionManager.registerAfterCompletionWithExistingTransaction( TransactionSynchronizationManager synchronizationManager , Object transaction , List &lt; TransactionSynchronization &gt; synchroniz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